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1.388cm"/>
    </style:style>
    <style:style style:name="Tabelle1.B" style:family="table-column">
      <style:table-column-properties style:column-width="5.613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12" style:family="table">
      <style:table-properties style:width="16.997cm" table:align="left"/>
    </style:style>
    <style:style style:name="Tabelle12.A" style:family="table-column">
      <style:table-column-properties style:column-width="8.154cm"/>
    </style:style>
    <style:style style:name="Tabelle12.B" style:family="table-column">
      <style:table-column-properties style:column-width="1.242cm"/>
    </style:style>
    <style:style style:name="Tabelle12.C" style:family="table-column">
      <style:table-column-properties style:column-width="1.452cm"/>
    </style:style>
    <style:style style:name="Tabelle12.D" style:family="table-column">
      <style:table-column-properties style:column-width="1.662cm"/>
    </style:style>
    <style:style style:name="Tabelle12.E" style:family="table-column">
      <style:table-column-properties style:column-width="2.215cm"/>
    </style:style>
    <style:style style:name="Tabelle12.F" style:family="table-column">
      <style:table-column-properties style:column-width="2.272cm"/>
    </style:style>
    <style:style style:name="Tabelle12.1" style:family="table-row">
      <style:table-row-properties style:min-row-height="0.011cm"/>
    </style:style>
    <style:style style:name="Tabelle12.A1" style:family="table-cell">
      <style:table-cell-properties fo:background-color="#dddddd" fo:padding="0.049cm" fo:border="none">
        <style:background-image/>
      </style:table-cell-properties>
    </style:style>
    <style:style style:name="Tabelle5" style:family="table">
      <style:table-properties style:width="16.997cm" table:align="left"/>
    </style:style>
    <style:style style:name="Tabelle5.A" style:family="table-column">
      <style:table-column-properties style:column-width="8.154cm"/>
    </style:style>
    <style:style style:name="Tabelle5.B" style:family="table-column">
      <style:table-column-properties style:column-width="1.222cm"/>
    </style:style>
    <style:style style:name="Tabelle5.C" style:family="table-column">
      <style:table-column-properties style:column-width="1.471cm"/>
    </style:style>
    <style:style style:name="Tabelle5.D" style:family="table-column">
      <style:table-column-properties style:column-width="1.662cm"/>
    </style:style>
    <style:style style:name="Tabelle5.E" style:family="table-column">
      <style:table-column-properties style:column-width="2.215cm"/>
    </style:style>
    <style:style style:name="Tabelle5.F" style:family="table-column">
      <style:table-column-properties style:column-width="2.272cm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6.997cm" table:align="left" style:may-break-between-rows="false"/>
    </style:style>
    <style:style style:name="Tabelle6.A" style:family="table-column">
      <style:table-column-properties style:column-width="10.848cm"/>
    </style:style>
    <style:style style:name="Tabelle6.B" style:family="table-column">
      <style:table-column-properties style:column-width="3.357cm"/>
    </style:style>
    <style:style style:name="Tabelle6.C" style:family="table-column">
      <style:table-column-properties style:column-width="2.792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6.3" style:family="table-row">
      <style:table-row-properties style:min-row-height="0.577cm"/>
    </style:style>
    <style:style style:name="Tabelle10" style:family="table">
      <style:table-properties style:width="16.997cm" table:align="left" style:may-break-between-rows="false"/>
    </style:style>
    <style:style style:name="Tabelle10.A" style:family="table-column">
      <style:table-column-properties style:column-width="10.848cm"/>
    </style:style>
    <style:style style:name="Tabelle10.B" style:family="table-column">
      <style:table-column-properties style:column-width="3.357cm"/>
    </style:style>
    <style:style style:name="Tabelle10.C" style:family="table-column">
      <style:table-column-properties style:column-width="2.792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6.997cm" table:align="left" style:may-break-between-rows="false"/>
    </style:style>
    <style:style style:name="Tabelle11.A" style:family="table-column">
      <style:table-column-properties style:column-width="10.848cm"/>
    </style:style>
    <style:style style:name="Tabelle11.B" style:family="table-column">
      <style:table-column-properties style:column-width="3.357cm"/>
    </style:style>
    <style:style style:name="Tabelle11.C" style:family="table-column">
      <style:table-column-properties style:column-width="2.792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4" style:family="table">
      <style:table-properties style:width="17cm" table:align="margins" style:may-break-between-rows="false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491cm" style:rel-column-width="9601*"/>
    </style:style>
    <style:style style:name="Tabelle7.B" style:family="table-column">
      <style:table-column-properties style:column-width="14.51cm" style:rel-column-width="55934*"/>
    </style:style>
    <style:style style:name="Tabelle7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8cm" style:rel-column-width="9628*"/>
    </style:style>
    <style:style style:name="Tabelle9.B" style:family="table-column">
      <style:table-column-properties style:column-width="14.503cm" style:rel-column-width="55907*"/>
    </style:style>
    <style:style style:name="Tabelle9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6" style:family="paragraph" style:parent-style-name="Standard">
      <style:text-properties officeooo:paragraph-rsid="00227c48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officeooo:paragraph-rsid="0030abd8"/>
    </style:style>
    <style:style style:name="P9" style:family="paragraph" style:parent-style-name="Standard">
      <style:text-properties officeooo:rsid="0044ab28"/>
    </style:style>
    <style:style style:name="P10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1" style:family="paragraph" style:parent-style-name="Standard">
      <style:text-properties officeooo:paragraph-rsid="007af539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paragraph-rsid="0080f6cf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paragraph-rsid="0085adc7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paragraph-rsid="0082f348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paragraph-rsid="008ae231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85adc7" officeooo:paragraph-rsid="0085adc7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text-properties officeooo:paragraph-rsid="0082f348"/>
    </style:style>
    <style:style style:name="P22" style:family="paragraph" style:parent-style-name="Standard">
      <style:text-properties fo:text-transform="uppercase" officeooo:rsid="0082f348" officeooo:paragraph-rsid="0082f348"/>
    </style:style>
    <style:style style:name="P23" style:family="paragraph" style:parent-style-name="Standard">
      <style:text-properties officeooo:rsid="0082f348" officeooo:paragraph-rsid="0082f348"/>
    </style:style>
    <style:style style:name="P24" style:family="paragraph" style:parent-style-name="Standard">
      <style:text-properties fo:font-variant="normal" fo:text-transform="none" fo:font-weight="normal" officeooo:rsid="008ae231" officeooo:paragraph-rsid="0082f348" style:font-weight-asian="normal" style:font-weight-complex="normal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end" style:justify-single-word="false"/>
      <style:text-properties officeooo:paragraph-rsid="003c05a8"/>
    </style:style>
    <style:style style:name="P27" style:family="paragraph" style:parent-style-name="Table_20_Contents">
      <style:paragraph-properties fo:text-align="end" style:justify-single-word="false"/>
      <style:text-properties officeooo:paragraph-rsid="00619a77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30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31" style:family="paragraph" style:parent-style-name="Table_20_Contents">
      <style:paragraph-properties fo:text-align="end" style:justify-single-word="false"/>
      <style:text-properties fo:font-weight="bold" officeooo:paragraph-rsid="007af539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weight="bold" officeooo:paragraph-rsid="0091b511" style:font-weight-asian="bold" style:font-weight-complex="bold"/>
    </style:style>
    <style:style style:name="P33" style:family="paragraph" style:parent-style-name="Table_20_Contents">
      <style:text-properties fo:font-weight="bold" officeooo:paragraph-rsid="007af539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weight="bold" officeooo:rsid="00910218" officeooo:paragraph-rsid="0091b511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paragraph-rsid="0091b51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97847f" officeooo:paragraph-rsid="00959e18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38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P43" style:family="paragraph" style:parent-style-name="Table_20_Contents">
      <style:paragraph-properties fo:text-align="end" style:justify-single-word="false"/>
      <style:text-properties officeooo:rsid="0075b597" officeooo:paragraph-rsid="0091b511"/>
    </style:style>
    <style:style style:name="P44" style:family="paragraph" style:parent-style-name="Table_20_Contents">
      <style:paragraph-properties fo:text-align="center" style:justify-single-word="false"/>
      <style:text-properties officeooo:rsid="0075b597"/>
    </style:style>
    <style:style style:name="P45" style:family="paragraph" style:parent-style-name="Table_20_Contents">
      <style:paragraph-properties fo:text-align="center" style:justify-single-word="false"/>
      <style:text-properties officeooo:rsid="0075b597" officeooo:paragraph-rsid="0091b511"/>
    </style:style>
    <style:style style:name="P46" style:family="paragraph" style:parent-style-name="Tabellen_20_Notiz">
      <style:text-properties fo:font-style="normal" officeooo:paragraph-rsid="0040020f" style:font-style-asian="normal" style:font-style-complex="normal"/>
    </style:style>
    <style:style style:name="P47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49" style:family="paragraph" style:parent-style-name="Table_20_Contents" style:master-page-name="">
      <style:paragraph-properties fo:margin-left="0.049cm" fo:margin-right="0cm" fo:margin-top="0.06cm" fo:margin-bottom="0.041cm" loext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50" style:family="paragraph" style:parent-style-name="Standard">
      <style:paragraph-properties fo:margin-top="0.101cm" fo:margin-bottom="0cm" loext:contextual-spacing="false"/>
      <style:text-properties officeooo:paragraph-rsid="0082f348"/>
    </style:style>
    <style:style style:name="P51" style:family="paragraph" style:parent-style-name="Table_20_Contents">
      <style:paragraph-properties fo:text-align="end" style:justify-single-word="false"/>
      <style:text-properties officeooo:rsid="0099ea0e" officeooo:paragraph-rsid="0099ea0e"/>
    </style:style>
    <style:style style:name="P52" style:family="paragraph" style:parent-style-name="Table_20_Contents">
      <style:text-properties officeooo:paragraph-rsid="00945b40"/>
    </style:style>
    <style:style style:name="P53" style:family="paragraph" style:parent-style-name="Table_20_Contents">
      <style:paragraph-properties fo:text-align="start" style:justify-single-word="false"/>
      <style:text-properties officeooo:paragraph-rsid="00910218"/>
    </style:style>
    <style:style style:name="P54" style:family="paragraph" style:parent-style-name="Table_20_Contents">
      <style:paragraph-properties fo:text-align="start" style:justify-single-word="false"/>
      <style:text-properties officeooo:paragraph-rsid="00a29ad7"/>
    </style:style>
    <style:style style:name="P55" style:family="paragraph" style:parent-style-name="Tabellen_20_Notiz">
      <style:text-properties fo:font-style="normal" officeooo:paragraph-rsid="0040020f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52c2a4"/>
    </style:style>
    <style:style style:name="T4" style:family="text">
      <style:text-properties officeooo:rsid="0059e323"/>
    </style:style>
    <style:style style:name="T5" style:family="text">
      <style:text-properties officeooo:rsid="00640b46"/>
    </style:style>
    <style:style style:name="T6" style:family="text">
      <style:text-properties officeooo:rsid="0073d466"/>
    </style:style>
    <style:style style:name="T7" style:family="text">
      <style:text-properties fo:color="#ff3333"/>
    </style:style>
    <style:style style:name="T8" style:family="text">
      <style:text-properties fo:color="#ff3333" officeooo:rsid="0043147e"/>
    </style:style>
    <style:style style:name="T9" style:family="text">
      <style:text-properties fo:color="#ff3333" officeooo:rsid="00910218"/>
    </style:style>
    <style:style style:name="T10" style:family="text">
      <style:text-properties fo:color="#ff3333" officeooo:rsid="009e3cdb"/>
    </style:style>
    <style:style style:name="T11" style:family="text">
      <style:text-properties fo:color="#ff3333" officeooo:rsid="00a29ad7"/>
    </style:style>
    <style:style style:name="T12" style:family="text">
      <style:text-properties officeooo:rsid="0082f348"/>
    </style:style>
    <style:style style:name="T13" style:family="text">
      <style:text-properties officeooo:rsid="008359aa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text-transform="uppercase" fo:font-weight="normal" officeooo:rsid="0082f348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6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7"><text:span text:style-name="T1"><text:text-input text:description="&lt;o.subject&gt;">SUBJECT</text:text-input></text:span><text:span text:style-name="T1"><text:s/>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28">Datum</text:p>
                </table:table-cell>
                <table:table-cell table:style-name="Tabelle2.A1" office:value-type="string">
                  <text:p text:style-name="P25"><text:text-input text:description="&lt;formatLang(o.date_invoice or '1970-01-01',date=True)&gt;">DATE</text:text-input></text:p>
                </table:table-cell>
              </table:table-row>
            </table:table>
            <text:p text:style-name="P25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28">Kunden-Nr</text:p>
                </table:table-cell>
                <table:table-cell table:style-name="Tabelle3.A1" office:value-type="string">
                  <text:p text:style-name="P25"><text:text-input text:description="&lt;o.partner_id.ref&gt;">REF</text:text-input></text:p>
                </table:table-cell>
              </table:table-row>
            </table:table>
            <text:p text:style-name="P25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3"/>
          </table:table-cell>
        </table:table-row>
      </table:table>
      <text:p text:style-name="Standard"/>
      <text:p text:style-name="P8"><text:text-input text:description="&lt;if test=&quot;o.perf_enabled and o.perf_start and o.perf_end&quot;&gt;">IF perf</text:text-input></text:p>
      <text:p text:style-name="P8"><text:span text:style-name="T1">Leistungszeitraum</text:span>: <text:text-input text:description="&lt;formatLang(o.perf_start,date=True)&gt;">perf_start</text:text-input><text:s/>- <text:text-input text:description="&lt;formatLang(o.perf_end,date=True)&gt;">perf_end</text:text-input></text:p>
      <text:p text:style-name="P8"/>
      <text:p text:style-name="P8"><text:text-input text:description="&lt;/if&gt;">END IF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F"/>
        <table:table-row table:style-name="Tabelle12.1">
          <table:table-cell table:style-name="Tabelle12.A1" office:value-type="string">
            <text:p text:style-name="P33">Beschreibung</text:p>
          </table:table-cell>
          <table:table-cell table:style-name="Tabelle12.A1" office:value-type="string">
            <text:p text:style-name="P36">USt.</text:p>
          </table:table-cell>
          <table:table-cell table:style-name="Tabelle12.A1" office:value-type="string">
            <text:p text:style-name="P32">Menge</text:p>
          </table:table-cell>
          <table:table-cell table:style-name="Tabelle12.A1" office:value-type="string">
            <text:p text:style-name="P35">Einheit</text:p>
          </table:table-cell>
          <table:table-cell table:style-name="Tabelle12.A1" office:value-type="string">
            <text:p text:style-name="P34">Preis/ME</text:p>
          </table:table-cell>
          <table:table-cell table:style-name="Tabelle12.A1" office:value-type="string">
            <text:p text:style-name="P31">Betrag</text:p>
          </table:table-cell>
        </table:table-row>
      </table:table>
      <text:p text:style-name="P11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49"><text:text-input text:description="&lt;line.name&gt;">Name</text:text-input></text:p>
      <text:p text:style-name="Standard"><text:text-input text:description="&lt;/if&gt;">END IF</text:text-input></text:p>
      <text:p text:style-name="P9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P52"><text:text-input text:description="&lt;line.name&gt;">Name</text:text-input></text:p>
            <text:p text:style-name="P52"><text:text-input text:description="&lt;if test=&quot;line.discount&quot;&gt;">IF</text:text-input></text:p>
            <text:p text:style-name="P54"><text:span text:style-name="T7">- </text:span><text:span text:style-name="T8"><text:text-input text:description="&lt;formatLang(line.discount,digits=0)&gt;">100,00</text:text-input></text:span><text:span text:style-name="T8"><text:s/></text:span><text:span text:style-name="T7">% </text:span><text:span text:style-name="T9">Rabatt </text:span><text:span text:style-name="T11">auf </text:span><text:span text:style-name="T11"><text:text-input text:description="&lt;formatLang(line.price_unit)&gt;">100,00</text:text-input></text:span><text:span text:style-name="T11"><text:s/></text:span><text:span text:style-name="T11"><text:text-input text:description="&lt;line.currency&gt;">€</text:text-input></text:span></text:p>
            <text:p text:style-name="P53"><text:text-input text:description="&lt;/if&gt;">END IF</text:text-input></text:p>
          </table:table-cell>
          <table:table-cell table:style-name="Tabelle5.B1" office:value-type="string">
            <text:p text:style-name="P44"><text:text-input text:description="&lt;if test=&quot;line.tax_percent&quot;&gt;">IF tax</text:text-input></text:p>
            <text:p text:style-name="P44"><text:text-input text:description="&lt;int(line.tax_percent)&gt;">20</text:text-input><text:s/>%</text:p>
            <text:p text:style-name="P44"><text:text-input text:description="&lt;/if&gt;">END IF</text:text-input></text:p>
          </table:table-cell>
          <table:table-cell table:style-name="Tabelle5.C1" office:value-type="string">
            <text:p text:style-name="P43"><text:text-input text:description="&lt;formatLang(line.product_uom_qty) or ''&gt;">10,00</text:text-input></text:p>
          </table:table-cell>
          <table:table-cell table:style-name="Tabelle5.D1" office:value-type="string">
            <text:p text:style-name="P45"><text:text-input text:description="&lt;line.product_uom&gt;">Pauschal</text:text-input></text:p>
          </table:table-cell>
          <table:table-cell table:style-name="Tabelle5.E1" office:value-type="string">
            <text:p text:style-name="P51"><text:text-input text:description="&lt;if test=&quot;line.product_uom_qty&quot;&gt;">IF qty</text:text-input></text:p>
            <text:p text:style-name="P43"><text:text-input text:description="&lt;formatLang(line.price_subtotal / line.product_uom_qty)&gt;">1000,00</text:text-input><text:s/><text:text-input text:description="&lt;line.currency&gt;">CUR</text:text-input></text:p>
            <text:p text:style-name="P43"><text:text-input text:description="&lt;/if&gt;">END IF</text:text-input></text:p>
          </table:table-cell>
          <table:table-cell table:style-name="Tabelle5.F1" office:value-type="string">
            <text:p text:style-name="P25"><text:span text:style-name="T6"><text:text-input text:description="&lt;formatLang(line.price_subtotal)&gt;">1.000,00</text:text-input></text:span><text:s/><text:text-input text:description="&lt;line.currency&gt;">CUR</text:text-input></text:p>
          </table:table-cell>
        </table:table-row>
      </table:table>
      <text:p text:style-name="P46"><text:text-input text:description="&lt;if test=&quot;line.note&quot;&gt;">IF NOTE</text:text-input></text:p>
      <text:p text:style-name="P46"><text:text-input text:description="&lt;line.note&gt;">NOTE</text:text-input></text:p>
      <text:p text:style-name="P46"/>
      <text:p text:style-name="P47"><text:text-input text:description="&lt;/if&gt;">END IF</text:text-input></text:p>
      <text:p text:style-name="P48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8"/>
          </table:table-cell>
          <table:table-cell table:style-name="Tabelle6.A1" office:value-type="string">
            <text:p text:style-name="P28">Nettobetrag</text:p>
          </table:table-cell>
          <table:table-cell table:style-name="Tabelle6.A1" office:value-type="string">
            <text:p text:style-name="P25"><text:text-input text:description="&lt;formatLang(o.amount_untaxed )&gt;">UNTAXED</text:text-input><text:s/>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28"/>
          </table:table-cell>
          <table:table-cell table:style-name="Tabelle6.B2" office:value-type="string">
            <text:p text:style-name="P28"><text:text-input text:description="&lt;for each=&quot;tax, tax_amount in taxes(o).items()&quot;&gt;">FOR TAX</text:text-input></text:p>
            <text:p text:style-name="P28"><text:span text:style-name="T5">+ </text:span><text:text-input text:description="&lt;tax&gt;">TAX</text:text-input></text:p>
            <text:p text:style-name="P28"><text:text-input text:description="&lt;/for&gt;">END FOR</text:text-input></text:p>
          </table:table-cell>
          <table:table-cell table:style-name="Tabelle6.B2" office:value-type="string">
            <text:p text:style-name="P27"><text:text-input text:description="&lt;for each=&quot;tax, tax_amount in taxes(o).items()&quot;&gt;">FOR TAX</text:text-input></text:p>
            <text:p text:style-name="P27"><text:text-input text:description="&lt;formatLang(tax_amount)&gt;">TAX_AMOUNT</text:text-input><text:s/><text:text-input text:description="&lt;currency(o)&gt;">CUR</text:text-input></text:p>
            <text:p text:style-name="P25"><text:text-input text:description="&lt;/for&gt;">END FOR</text:text-input></text:p>
          </table:table-cell>
        </table:table-row>
        <table:table-row table:style-name="Tabelle6.3">
          <table:table-cell table:style-name="Tabelle6.A2" office:value-type="string">
            <text:p text:style-name="P40"/>
          </table:table-cell>
          <table:table-cell table:style-name="Tabelle6.A2" office:value-type="string">
            <text:p text:style-name="P39">Gesamtbetrag</text:p>
          </table:table-cell>
          <table:table-cell table:style-name="Tabelle6.A2" office:value-type="string">
            <text:p text:style-name="P4"><text:text-input text:description="&lt;formatLang(o.amount_total)&gt;">TOTAL</text:text-input><text:s/>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37"/>
          </table:table-cell>
          <table:table-cell table:style-name="Tabelle10.A1" office:value-type="string">
            <text:p text:style-name="P30"><text:text-input text:description="&lt;if test=&quot;p.credit&quot;&gt;">IF CREDIT</text:text-input></text:p>
            <text:p text:style-name="P30"><text:span text:style-name="T4">- </text:span><text:span text:style-name="T4"><text:text-input text:description="&lt;p.journal_id.name&gt;">Lieferschein</text:text-input></text:span></text:p>
            <text:p text:style-name="P30"><text:text-input text:description="&lt;/if&gt;">END IF</text:text-input></text:p>
            <text:p text:style-name="P30"><text:text-input text:description="&lt;if test=&quot;p.debit&quot;&gt;">IF DEBIT</text:text-input></text:p>
            <text:p text:style-name="P42"><text:text-input text:description="&lt;p.journal_id.name&gt;">Lieferschein</text:text-input></text:p>
            <text:p text:style-name="P29"><text:text-input text:description="&lt;/if&gt;">END IF</text:text-input></text:p>
          </table:table-cell>
          <table:table-cell table:style-name="Tabelle10.A1" office:value-type="string">
            <text:p text:style-name="P26"><text:text-input text:description="&lt;if test=&quot;p.credit&quot;&gt;">IF CREDIT</text:text-input></text:p>
            <text:p text:style-name="P26"><text:s/><text:text-input text:description="&lt;formatLang(p.credit)&gt;">CREDIT</text:text-input><text:s/><text:text-input text:description="&lt;currency(o)&gt;">CUR</text:text-input></text:p>
            <text:p text:style-name="P26"><text:text-input text:description="&lt;/if&gt;">END IF</text:text-input></text:p>
            <text:p text:style-name="P26"><text:text-input text:description="&lt;if test=&quot;p.debit&quot;&gt;">IF DEBIT</text:text-input></text:p>
            <text:p text:style-name="P26"><text:text-input text:description="&lt;formatLang(p.debit)&gt;">DEBIT</text:text-input><text:s/><text:text-input text:description="&lt;currency(o)&gt;">CUR</text:text-input></text:p>
            <text:p text:style-name="P26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41"/>
          </table:table-cell>
          <table:table-cell table:style-name="Tabelle11.B1" office:value-type="string">
            <text:p text:style-name="P38"><text:span text:style-name="T3">O</text:span>ffener Betrag</text:p>
          </table:table-cell>
          <table:table-cell table:style-name="Tabelle11.B1" office:value-type="string">
            <text:p text:style-name="P5"><text:span text:style-name="T2"><text:text-input text:description="&lt;formatLang(o.residual)&gt;">RESIDUAL</text:text-input></text:span><text:s/><text:text-input text:description="&lt;currency(o)&gt;">CUR</text:text-input></text:p>
          </table:table-cell>
        </table:table-row>
      </table:table>
      <text:p text:style-name="P10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><text:soft-page-break/></text:p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Standard"/>
            <text:p text:style-name="P1"><text:text-input text:description="&lt;/if&gt;">END IF</text:text-input></text:p>
            <text:p text:style-name="P14"><text:text-input text:description="&lt;for each=&quot;po in pos_order(o)&quot;&gt;">FOR EACH po</text:text-input></text:p>
            <text:p text:style-name="P14"><text:text-input text:description="&lt;if test=&quot;not po.journal and po.term&quot;&gt;">IF NOT pos_order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12">Zahlung: </text:p>
                </table:table-cell>
                <table:table-cell table:style-name="Tabelle7.A1" office:value-type="string">
                  <text:p text:style-name="P13"><text:text-input text:description="&lt;po.term&gt;">PAYMENT_TERM</text:text-input></text:p>
                </table:table-cell>
              </table:table-row>
            </table:table>
            <text:p text:style-name="P14"><text:text-input text:description="&lt;/if&gt;">END IF</text:text-input></text:p>
            <text:p text:style-name="P14"><text:text-input text:description="&lt;if test=&quot;po.order&quot;&gt;">IF pos_order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19">Zahlung:</text:p>
                </table:table-cell>
                <table:table-cell table:style-name="Tabelle9.A1" office:value-type="string">
                  <text:p text:style-name="P18"><text:text-input text:description="&lt;if test=&quot;po.journal&quot;&gt;">IF journal</text:text-input></text:p>
                  <text:p text:style-name="P23"><text:text-input text:description="&lt;if test=&quot;po.journal.type == 'cash'&quot;&gt;">IF cash</text:text-input></text:p>
                  <text:p text:style-name="P22">Bar bezahlt!</text:p>
                  <text:p text:style-name="P21"><text:text-input text:description="&lt;/if&gt;">END IF</text:text-input></text:p>
                  <text:p text:style-name="P23"><text:text-input text:description="&lt;if test=&quot;po.journal.type != 'cash' and po.journal.fpos_noreconcile&quot;&gt;">IF noreconile</text:text-input></text:p>
                  <text:p text:style-name="P21"><text:span text:style-name="T12">Zahlung erfolgt via </text:span><text:span text:style-name="T15"><text:text-input text:description="&lt;po.journal.name&gt;">journal_name</text:text-input></text:span></text:p>
                  <text:p text:style-name="P24"><text:text-input text:description="&lt;if test=&quot;po.term&quot;&gt;">IF term</text:text-input></text:p>
                  <text:p text:style-name="P16"><text:text-input text:description="&lt;po.term&gt;">PAYMENT_TERM</text:text-input></text:p>
                  <text:p text:style-name="P17"><text:text-input text:description="&lt;/if&gt;">END IF</text:text-input></text:p>
                  <text:p text:style-name="P21"><text:text-input text:description="&lt;/if&gt;">END IF</text:text-input></text:p>
                  <text:p text:style-name="P23"><text:text-input text:description="&lt;if test=&quot;po.journal.type != 'cash' and not po.journal.fpos_noreconcile&quot;&gt;">IF cashless</text:text-input></text:p>
                  <text:p text:style-name="P21">Zahlung <text:span text:style-name="T14">bereits erfolgt</text:span> <text:span text:style-name="T12">via </text:span><text:span text:style-name="T15"><text:text-input text:description="&lt;po.journal.name&gt;">journal_name</text:text-input></text:span></text:p>
                  <text:p text:style-name="P21"><text:text-input text:description="&lt;/if&gt;">END IF</text:text-input></text:p>
                  <text:p text:style-name="P15"><text:text-input text:description="&lt;/if&gt;">END IF</text:text-input></text:p>
                  <text:p text:style-name="P18"><text:text-input text:description="&lt;if test=&quot;not po.journal and po.term&quot;&gt;">IF not journal</text:text-input></text:p>
                  <text:p text:style-name="P15"><text:text-input text:description="&lt;po.term&gt;">PAYMENT_TERM</text:text-input></text:p>
                  <text:p text:style-name="P15"><text:text-input text:description="&lt;/if&gt;">END IF</text:text-input></text:p>
                  <text:p text:style-name="P50"><text:span text:style-name="T13">Kassenbeleg </text:span><text:span text:style-name="T1"><text:text-input text:description="&lt;po.order.name&gt;">K1/00001</text:text-input></text:span></text:p>
                  <text:p text:style-name="P21"><draw:frame draw:style-name="fr1" draw:name="image: asimage(po.qrimage)" text:anchor-type="paragraph" svg:x="0.187cm" svg:y="0.392cm" svg:width="3.108cm" draw:z-index="1"><draw:text-box fo:min-height="3.108cm"><text:p text:style-name="Frame_20_contents"/></draw:text-box></draw:frame></text:p>
                </table:table-cell>
              </table:table-row>
            </table:table>
            <text:p text:style-name="P14"><text:text-input text:description="&lt;/if&gt;">END IF</text:text-input></text:p>
            <text:p text:style-name="P14"><text:text-input text:description="&lt;/for&gt;">END FOR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0">Bearbeiter: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loext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loext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loext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6.0.7.3$Linux_X86_64 LibreOffice_project/00m0$Build-3</meta:generator>
    <dc:date>2019-09-17T08:57:42.490542704</dc:date>
    <meta:editing-duration>P5DT11H4M23S</meta:editing-duration>
    <meta:editing-cycles>695</meta:editing-cycles>
    <meta:document-statistic meta:table-count="12" meta:image-count="0" meta:object-count="0" meta:page-count="2" meta:paragraph-count="120" meta:word-count="463" meta:character-count="1384" meta:non-whitespace-character-count="1271"/>
  </office:meta>
</office:document-meta>
</file>